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style:font-weight-complex="bold"/>
    </style:style>
    <style:style style:name="TableCell10" style:family="table-cell">
      <style:table-cell-properties fo:border="0.0138in solid #000000" style:writing-mode="lr-tb" fo:padding-top="0in" fo:padding-left="0.075in" fo:padding-bottom="0in" fo:padding-right="0.075in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line-height="115%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Standard" style:family="paragraph">
      <style:paragraph-properties fo:line-height="115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in" fo:padding-left="0.075in" fo:padding-bottom="0in" fo:padding-right="0.075in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ableCell39" style:family="table-cell">
      <style:table-cell-properties fo:border="0.0138in solid #000000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TableColumn50" style:family="table-column">
      <style:table-column-properties style:column-width="6.593in" style:use-optimal-column-width="false"/>
    </style:style>
    <style:style style:name="Table49" style:family="table">
      <style:table-properties style:width="6.593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>
        <style:tab-stops>
          <style:tab-stop style:type="left" style:position="-1.125in"/>
        </style:tab-stops>
      </style:paragraph-properties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margin-left="0.375in">
        <style:tab-stops/>
      </style:paragraph-properties>
    </style:style>
    <style:style style:name="TableColumn61" style:family="table-column">
      <style:table-column-properties style:column-width="6.6034in" style:use-optimal-column-width="false"/>
    </style:style>
    <style:style style:name="Table60" style:family="table">
      <style:table-properties style:width="6.6034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in" fo:padding-left="0.075in" fo:padding-bottom="0in" fo:padding-right="0.075in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TableColumn69" style:family="table-column">
      <style:table-column-properties style:column-width="6.593in" style:use-optimal-column-width="false"/>
    </style:style>
    <style:style style:name="Table68" style:family="table">
      <style:table-properties style:width="6.5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text:s/></text:span><text:span text:style-name="T9">BuscarItem</text:span></text:p>
          </table:table-cell>
          <table:table-cell table:style-name="TableCell10">
            <text:p text:style-name="Standard"><text:span text:style-name="T11">Nro. de Caso de Uso:</text:span><text:s/>MD_I_02</text:p>
          </table:table-cell>
        </table:table-row>
        <table:table-row table:style-name="TableRow12">
          <table:table-cell table:style-name="TableCell13" table:number-columns-spanned="2">
            <text:p text:style-name="P14"><text:span text:style-name="T15">Actor Principal:</text:span><text:s/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Buscar un ítem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 usuario debe tener un<text:s/>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Standard"><text:span text:style-name="T34">CURSO NORMAL (Camino Exitoso)</text:span></text:p>
            <text:p text:style-name="P35"/>
          </table:table-cell>
          <table:covered-table-cell/>
        </table:table-row>
        <table:table-row table:style-name="TableRow36">
          <table:table-cell table:style-name="TableCell37">
            <text:p text:style-name="Standard"><text:span text:style-name="T38">Usuario</text:span></text:p>
          </table:table-cell>
          <table:table-cell table:style-name="TableCell39">
            <text:p text:style-name="Standard"><text:span text:style-name="T40">Sistema</text:span></text:p>
          </table:table-cell>
        </table:table-row>
        <table:table-row table:style-name="TableRow41">
          <table:table-cell table:style-name="TableCell42">
            <text:p text:style-name="Standard"/>
          </table:table-cell>
          <table:table-cell table:style-name="TableCell43">
            <text:p text:style-name="Standard">1. El sistema realiza la búsqueda por los campos previamente cargados que son nombre,<text:s/>complejidad, costo, descripción y observaciones. La búsqueda se puede hacer por un solo campo o todos los campos dependiendo de qué campos haya cargado el usuario.</text:p>
          </table:table-cell>
        </table:table-row>
        <table:table-row table:style-name="TableRow44">
          <table:table-cell table:style-name="TableCell45">
            <text:p text:style-name="Standard"/>
          </table:table-cell>
          <table:table-cell table:style-name="TableCell46">
            <text:p text:style-name="Standard">2. El sistema muestra en pantalla el resultado de la búsqueda.</text:p>
          </table:table-cell>
        </table:table-row>
      </table:table>
      <text:p text:style-name="P47"/>
      <text:p text:style-name="P48"/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Standard"><text:span text:style-name="T53">ALTERNATIVAS (Camino<text:s/></text:span><text:span text:style-name="T54">exitoso)</text:span></text:p>
          </table:table-cell>
        </table:table-row>
        <table:table-row table:style-name="TableRow55">
          <table:table-cell table:style-name="TableCell56">
            <text:list text:style-name="LS1" text:continue-numbering="true">
              <text:list-item>
                <text:p text:style-name="P57"><text:span text:style-name="T58">&lt;No se encuentran coincidencias&gt;</text:span></text:p>
              </text:list-item>
            </text:list>
            <text:p text:style-name="P59">En el paso 2 si sistema no encontró ningún resultado, se muestra el mensaje “No se han encontrado coincidencias”.</text:p>
          </table:table-cell>
        </table:table-row>
      </table:table>
      <text:p text:style-name="Standard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Standard"><text:span text:style-name="T64">EXCEPCIONES</text:span></text:p>
          </table:table-cell>
        </table:table-row>
        <table:table-row table:style-name="TableRow65">
          <table:table-cell table:style-name="TableCell66">
            <text:p text:style-name="Standard"/>
          </table:table-cell>
        </table:table-row>
      </table:table>
      <text:p text:style-name="Standard"/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Standard">Asociaciones de Extensión:</text:p>
          </table:table-cell>
        </table:table-row>
        <table:table-row table:style-name="TableRow72">
          <table:table-cell table:style-name="TableCell73">
            <text:p text:style-name="Standard">Asociaciones de Inclusión:</text:p>
          </table:table-cell>
        </table:table-row>
        <table:table-row table:style-name="TableRow74">
          <table:table-cell table:style-name="TableCell75">
            <text:p text:style-name="Standard">Casos de Uso donde se<text:s/>incluye:</text:p>
          </table:table-cell>
        </table:table-row>
        <table:table-row table:style-name="TableRow76">
          <table:table-cell table:style-name="TableCell77">
            <text:p text:style-name="Standard">Casos de Uso al que extiende:<text:span text:style-name="T78"><text:s/>AdministrarItem</text:span>.</text:p>
          </table:table-cell>
        </table:table-row>
        <table:table-row table:style-name="TableRow79">
          <table:table-cell table:style-name="TableCell80">
            <text:p text:style-name="Standard">Caso de Uso de Generalización:</text:p>
          </table:table-cell>
        </table:table-row>
        <table:table-row table:style-name="TableRow81">
          <table:table-cell table:style-name="TableCell82">
            <text:p text:style-name="Standard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20:00Z</meta:creation-date>
    <dc:date>2014-03-16T20:52:00Z</dc:date>
    <meta:template xlink:href="Normal" xlink:type="simple"/>
    <meta:editing-cycles>11</meta:editing-cycles>
    <meta:editing-duration>PT180S</meta:editing-duration>
    <meta:document-statistic meta:page-count="1" meta:paragraph-count="2" meta:word-count="157" meta:character-count="1023" meta:row-count="7" meta:non-whitespace-character-count="868"/>
  </office:meta>
</office:document-meta>
</file>